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Tuorial.xml" manifest:media-type="text/xml"/>
  <manifest:file-entry manifest:full-path="Basic/Standard/C2.xml" manifest:media-type="text/xml"/>
  <manifest:file-entry manifest:full-path="Basic/Standard/C3.xml" manifest:media-type="text/xml"/>
  <manifest:file-entry manifest:full-path="Basic/Standard/C4.xml" manifest:media-type="text/xml"/>
  <manifest:file-entry manifest:full-path="Basic/Standard/E2.xml" manifest:media-type="text/xml"/>
  <manifest:file-entry manifest:full-path="Basic/Standard/D2.xml" manifest:media-type="text/xml"/>
  <manifest:file-entry manifest:full-path="Basic/Standard/D3.xml" manifest:media-type="text/xml"/>
  <manifest:file-entry manifest:full-path="Basic/Standard/D4.xml" manifest:media-type="text/xml"/>
  <manifest:file-entry manifest:full-path="Basic/Standard/E3.xml" manifest:media-type="text/xml"/>
  <manifest:file-entry manifest:full-path="Basic/Standard/E4.xml" manifest:media-type="text/xml"/>
  <manifest:file-entry manifest:full-path="Basic/Standard/IA.xml" manifest:media-type="text/xml"/>
  <manifest:file-entry manifest:full-path="Basic/Standard/NUOVA_Partita.xml" manifest:media-type="text/xml"/>
  <manifest:file-entry manifest:full-path="Basic/Standard/Azzera.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cm"/>
    </style:style>
    <style:style style:name="ce3" style:family="table-cell" style:parent-style-name="Default">
      <style:table-cell-properties fo:background-color="#ff0000"/>
    </style:style>
    <style:style style:name="ce4" style:family="table-cell" style:parent-style-name="Default">
      <style:table-cell-properties fo:background-color="#81d41a"/>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fo:background-color="#ffff00" style:text-align-source="fix" style:repeat-content="false"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fo:background-color="#00a933"/>
    </style:style>
    <style:style style:name="ce16" style:family="table-cell" style:parent-style-name="Default">
      <style:table-cell-properties fo:background-color="#ff4000" fo:border="0.74pt solid #000000"/>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Tris-Tavola_Da_Gioco" table:style-name="ta1">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lsante 1" form:control-implementation="ooo:com.sun.star.form.component.CommandButton" xml:id="control1" form:id="control1" form:label="C2"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C2.Main?language=Basic&amp;location=document" xlink:type="simple"/>
                <script:event-listener script:language="ooo:script" script:event-name="dom:mousedown" xlink:href="vnd.sun.star.script:Standard.C2.Main?language=Basic&amp;location=document" xlink:type="simple"/>
              </office:event-listeners>
            </form:button>
            <form:button form:name="Pulsante 2" form:control-implementation="ooo:com.sun.star.form.component.CommandButton" xml:id="control2" form:id="control2" form:label="D2"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D2.Main?language=Basic&amp;location=document" xlink:type="simple"/>
                <script:event-listener script:language="ooo:script" script:event-name="dom:mousedown" xlink:href="vnd.sun.star.script:Standard.D2.Main?language=Basic&amp;location=document" xlink:type="simple"/>
              </office:event-listeners>
            </form:button>
            <form:button form:name="Pulsante 3" form:control-implementation="ooo:com.sun.star.form.component.CommandButton" xml:id="control3" form:id="control3" form:label="E2"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E2.Main?language=Basic&amp;location=document" xlink:type="simple"/>
                <script:event-listener script:language="ooo:script" script:event-name="dom:mousedown" xlink:href="vnd.sun.star.script:Standard.E2.Main?language=Basic&amp;location=document" xlink:type="simple"/>
              </office:event-listeners>
            </form:button>
            <form:button form:name="Pulsante 4" form:control-implementation="ooo:com.sun.star.form.component.CommandButton" xml:id="control4" form:id="control4" form:label="C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C3.Main?language=Basic&amp;location=document" xlink:type="simple"/>
                <script:event-listener script:language="ooo:script" script:event-name="dom:mousedown" xlink:href="vnd.sun.star.script:Standard.C3.Main?language=Basic&amp;location=document" xlink:type="simple"/>
              </office:event-listeners>
            </form:button>
            <form:button form:name="Pulsante 5" form:control-implementation="ooo:com.sun.star.form.component.CommandButton" xml:id="control5" form:id="control5" form:label="E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E3.Main?language=Basic&amp;location=document" xlink:type="simple"/>
                <script:event-listener script:language="ooo:script" script:event-name="dom:mousedown" xlink:href="vnd.sun.star.script:Standard.E3.Main?language=Basic&amp;location=document" xlink:type="simple"/>
              </office:event-listeners>
            </form:button>
            <form:button form:name="Pulsante 6" form:control-implementation="ooo:com.sun.star.form.component.CommandButton" xml:id="control6" form:id="control6" form:label="D3"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D3.Main?language=Basic&amp;location=document" xlink:type="simple"/>
                <script:event-listener script:language="ooo:script" script:event-name="dom:mousedown" xlink:href="vnd.sun.star.script:Standard.D3.Main?language=Basic&amp;location=document" xlink:type="simple"/>
              </office:event-listeners>
            </form:button>
            <form:button form:name="Pulsante 7" form:control-implementation="ooo:com.sun.star.form.component.CommandButton" xml:id="control7" form:id="control7" form:label="C4"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C4.Main?language=Basic&amp;location=document" xlink:type="simple"/>
                <script:event-listener script:language="ooo:script" script:event-name="dom:mousedown" xlink:href="vnd.sun.star.script:Standard.C4.Main?language=Basic&amp;location=document" xlink:type="simple"/>
              </office:event-listeners>
            </form:button>
            <form:button form:name="Pulsante 8" form:control-implementation="ooo:com.sun.star.form.component.CommandButton" xml:id="control8" form:id="control8" form:label="E4"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E4.Main?language=Basic&amp;location=document" xlink:type="simple"/>
                <script:event-listener script:language="ooo:script" script:event-name="dom:mousedown" xlink:href="vnd.sun.star.script:Standard.E4.Main?language=Basic&amp;location=document" xlink:type="simple"/>
              </office:event-listeners>
            </form:button>
            <form:button form:name="Pulsante 9" form:control-implementation="ooo:com.sun.star.form.component.CommandButton" xml:id="control9" form:id="control9" form:label="D4"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D4.Main?language=Basic&amp;location=document" xlink:type="simple"/>
                <script:event-listener script:language="ooo:script" script:event-name="dom:mousedown" xlink:href="vnd.sun.star.script:Standard.D4.Main?language=Basic&amp;location=document" xlink:type="simple"/>
              </office:event-listeners>
            </form:button>
            <form:button form:name="Pulsante 10" form:control-implementation="ooo:com.sun.star.form.component.CommandButton" xml:id="control10" form:id="control10" form:label="GO!"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IA.Main?language=Basic&amp;location=document" xlink:type="simple"/>
                <script:event-listener script:language="ooo:script" script:event-name="dom:mousedown" xlink:href="vnd.sun.star.script:Standard.IA.Main?language=Basic&amp;location=document" xlink:type="simple"/>
              </office:event-listeners>
            </form:button>
            <form:button form:name="Pulsante 11" form:control-implementation="ooo:com.sun.star.form.component.CommandButton" xml:id="control11" form:id="control11" form:label="Nuova Partita"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NUOVA_Partita.Main?language=Basic&amp;location=document" xlink:type="simple"/>
                <script:event-listener script:language="ooo:script" script:event-name="dom:mousedown" xlink:href="vnd.sun.star.script:Standard.NUOVA_Partita.Main?language=Basic&amp;location=document" xlink:type="simple"/>
              </office:event-listeners>
            </form:button>
            <form:button form:name="Pulsante 12" form:control-implementation="ooo:com.sun.star.form.component.CommandButton" xml:id="control12" form:id="control12" form:label="Azzera"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Azzera.Main?language=Basic&amp;location=document" xlink:type="simple"/>
                <script:event-listener script:language="ooo:script" script:event-name="dom:mousedown" xlink:href="vnd.sun.star.script:Standard.Azzera.Main?language=Basic&amp;location=document" xlink:type="simple"/>
              </office:event-listeners>
            </form:button>
            <form:button form:name="Pulsante 13" form:control-implementation="ooo:com.sun.star.form.component.CommandButton" xml:id="control13" form:id="control13" form:label="Tutorial"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keydown" xlink:href="vnd.sun.star.script:Standard.Tuorial.Main?language=Basic&amp;location=document" xlink:type="simple"/>
                <script:event-listener script:language="ooo:script" script:event-name="dom:mousedown" xlink:href="vnd.sun.star.script:Standard.Tuorial.Main?language=Basic&amp;location=document" xlink:type="simple"/>
              </office:event-listeners>
            </form:button>
          </form:form>
        </office:forms>
        <table:shapes>
          <draw:control draw:z-index="0" draw:name="Campo di controllo 1" draw:style-name="gr1" draw:text-style-name="P1" svg:width="2.242cm" svg:height="1.441cm" svg:x="4.516cm" svg:y="7.058cm" draw:control="control1"/>
          <draw:control draw:z-index="1" draw:name="Campo di controllo 2" draw:style-name="gr1" draw:text-style-name="P1" svg:width="2.248cm" svg:height="1.441cm" svg:x="6.773cm" svg:y="7.064cm" draw:control="control2"/>
          <draw:control draw:z-index="2" draw:name="Campo di controllo 3" draw:style-name="gr1" draw:text-style-name="P1" svg:width="2.221cm" svg:height="1.462cm" svg:x="9.031cm" svg:y="7.048cm" draw:control="control3"/>
          <draw:control draw:z-index="3" draw:name="Campo di controllo 4" draw:style-name="gr1" draw:text-style-name="P1" svg:width="2.232cm" svg:height="1.426cm" svg:x="4.516cm" svg:y="8.528cm" draw:control="control4"/>
          <draw:control draw:z-index="4" draw:name="Campo di controllo 5" draw:style-name="gr1" draw:text-style-name="P1" svg:width="2.245cm" svg:height="1.45cm" svg:x="9.019cm" svg:y="8.516cm" draw:control="control5"/>
          <draw:control draw:z-index="5" draw:name="Campo di controllo 6" draw:style-name="gr1" draw:text-style-name="P1" svg:width="2.221cm" svg:height="1.438cm" svg:x="6.773cm" svg:y="8.528cm" draw:control="control6"/>
          <draw:control draw:z-index="6" draw:name="Campo di controllo 7" draw:style-name="gr1" draw:text-style-name="P1" svg:width="2.244cm" svg:height="1.442cm" svg:x="4.516cm" svg:y="9.959cm" draw:control="control7"/>
          <draw:control draw:z-index="7" draw:name="Campo di controllo 8" draw:style-name="gr1" draw:text-style-name="P1" svg:width="2.231cm" svg:height="1.416cm" svg:x="9.031cm" svg:y="9.981cm" draw:control="control8"/>
          <draw:control draw:z-index="8" draw:name="Campo di controllo 9" draw:style-name="gr1" draw:text-style-name="P1" svg:width="2.271cm" svg:height="1.429cm" svg:x="6.76cm" svg:y="9.968cm" draw:control="control9"/>
          <draw:control draw:z-index="9" draw:name="Campo di controllo 10" draw:style-name="gr1" draw:text-style-name="P1" svg:width="2.221cm" svg:height="1.438cm" svg:x="13.559cm" svg:y="7.064cm" draw:control="control10"/>
          <draw:control draw:z-index="10" draw:name="Campo di controllo 11" draw:style-name="gr1" draw:text-style-name="P1" svg:width="2.247cm" svg:height="1.428cm" svg:x="13.547cm" svg:y="9.979cm" draw:control="control11"/>
          <draw:control draw:z-index="11" draw:name="Campo di controllo 12" draw:style-name="gr1" draw:text-style-name="P1" svg:width="2.258cm" svg:height="1.43cm" svg:x="15.777cm" svg:y="1.903cm" draw:control="control12"/>
          <draw:control draw:z-index="12" draw:name="Campo di controllo 13" draw:style-name="gr1" draw:text-style-name="P1" svg:width="2.23cm" svg:height="1.456cm" svg:x="0cm" svg:y="1.881cm" draw:control="control13"/>
        </table:shapes>
        <table:table-column table:style-name="co1" table:number-columns-repeated="9" table:default-cell-style-name="Default"/>
        <table:table-row table:style-name="ro1">
          <table:table-cell table:number-columns-repeated="3"/>
          <table:table-cell table:style-name="ce6" office:value-type="string" calcext:value-type="string">
            <text:p>TRIS</text:p>
          </table:table-cell>
          <table:table-cell table:number-columns-repeated="2"/>
          <table:table-cell table:style-name="ce16" office:value-type="string" calcext:value-type="string">
            <text:p>Vittorie:</text:p>
          </table:table-cell>
          <table:table-cell table:style-name="ce16" office:value-type="string" calcext:value-type="string">
            <text:p>Pareggi:</text:p>
          </table:table-cell>
          <table:table-cell table:style-name="ce16" office:value-type="string" calcext:value-type="string">
            <text:p>Sconfitte:</text:p>
          </table:table-cell>
        </table:table-row>
        <table:table-row table:style-name="ro2">
          <table:table-cell table:number-columns-repeated="2"/>
          <table:table-cell table:style-name="ce2" table:number-columns-repeated="3"/>
          <table:table-cell/>
          <table:table-cell table:style-name="ce2" table:number-columns-repeated="3"/>
        </table:table-row>
        <table:table-row table:style-name="ro2" table:number-rows-repeated="2">
          <table:table-cell table:number-columns-repeated="2"/>
          <table:table-cell table:style-name="ce2" table:number-columns-repeated="3"/>
          <table:table-cell table:number-columns-repeated="4"/>
        </table:table-row>
        <table:table-row table:style-name="ro1">
          <table:table-cell table:number-columns-repeated="9"/>
        </table:table-row>
        <table:table-row table:style-name="ro1">
          <table:table-cell/>
          <table:table-cell table:style-name="ce1" office:value-type="string" calcext:value-type="string">
            <text:p>GIOCATORE ATTIVO:</text:p>
          </table:table-cell>
          <table:table-cell table:style-name="ce3"/>
          <table:table-cell table:style-name="ce13" office:value-type="string" calcext:value-type="string">
            <text:p>(SIMBOLO “X”)</text:p>
          </table:table-cell>
          <table:table-cell table:style-name="ce13"/>
          <table:table-cell table:number-columns-repeated="4"/>
        </table:table-row>
        <table:table-row table:style-name="ro1">
          <table:table-cell table:number-columns-repeated="9"/>
        </table:table-row>
        <table:table-row table:style-name="ro1">
          <table:table-cell table:number-columns-repeated="2"/>
          <table:table-cell table:style-name="ce4" office:value-type="string" calcext:value-type="string">
            <text:p>AZIONI:</text:p>
          </table:table-cell>
          <table:table-cell table:number-columns-repeated="6"/>
        </table:table-row>
        <table:table-row table:style-name="ro1">
          <table:table-cell table:number-columns-repeated="9"/>
        </table:table-row>
        <table:table-row table:style-name="ro2" table:number-rows-repeated="2">
          <table:table-cell table:number-columns-repeated="2"/>
          <table:table-cell table:style-name="ce5" table:number-columns-repeated="3"/>
          <table:table-cell table:number-columns-repeated="4"/>
        </table:table-row>
        <table:table-row table:style-name="ro2">
          <table:table-cell table:number-columns-repeated="2"/>
          <table:table-cell table:style-name="ce5"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t" fo:country="IT"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t" fo:country="IT"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stremità_20_linea_20_1" draw:display-name="Estremità line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18">00/00/0000</text:date>, <text:time style:data-style-name="N2" text:time-value="18:54:15.034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2T20:30:47.018000000</meta:creation-date>
    <meta:generator>LibreOffice/24.2.5.2$Windows_X86_64 LibreOffice_project/bffef4ea93e59bebbeaf7f431bb02b1a39ee8a59</meta:generator>
    <meta:editing-duration>PT23M26S</meta:editing-duration>
    <meta:editing-cycles>19</meta:editing-cycles>
    <dc:date>2024-07-18T18:55:10.975000000</dc:date>
    <meta:document-statistic meta:table-count="1" meta:cell-count="7" meta:object-count="13"/>
  </office:meta>
</office:document-meta>
</file>

<file path=Basic/Standard/Azzera.xml><?xml version="1.0" encoding="utf-8"?>
<!DOCTYPE module  PUBLIC '-//OpenOffice.org//DTD OfficeDocument 1.0//EN'  'module.dtd'>
<script:module xmlns:script="http://openoffice.org/2000/script" script:name="Azzera" script:language="StarBasic" script:moduleType="normal">REM  *****  BASIC  *****

Sub Main
With ThisComponent.Sheets(0)
.getCellRangeByName("G2").String = ""
.getCellRangeByName("H2").String = ""
.getCellRangeByName("I2").String = ""
end with
End Sub
</script:module>
</file>

<file path=Basic/Standard/C2.xml><?xml version="1.0" encoding="utf-8"?>
<!DOCTYPE module  PUBLIC '-//OpenOffice.org//DTD OfficeDocument 1.0//EN'  'module.dtd'>
<script:module xmlns:script="http://openoffice.org/2000/script" script:name="C2" script:language="StarBasic" script:moduleType="normal">REM  *****  BASIC  *****

Sub Main
With ThisComponent.Sheets(0)
     if .getCellRangeByName("C2").string="" then
     .getCellRangeByName("C2").string="X"
     end if
     end with
End Sub
</script:module>
</file>

<file path=Basic/Standard/C3.xml><?xml version="1.0" encoding="utf-8"?>
<!DOCTYPE module  PUBLIC '-//OpenOffice.org//DTD OfficeDocument 1.0//EN'  'module.dtd'>
<script:module xmlns:script="http://openoffice.org/2000/script" script:name="C3" script:language="StarBasic" script:moduleType="normal">REM  *****  BASIC  *****

Sub Main
With ThisComponent.Sheets(0)
     if .getCellRangeByName("C3").string="" then
     .getCellRangeByName("C3").string="X"
     end if
     end with
End Sub
</script:module>
</file>

<file path=Basic/Standard/C4.xml><?xml version="1.0" encoding="utf-8"?>
<!DOCTYPE module  PUBLIC '-//OpenOffice.org//DTD OfficeDocument 1.0//EN'  'module.dtd'>
<script:module xmlns:script="http://openoffice.org/2000/script" script:name="C4" script:language="StarBasic" script:moduleType="normal">REM  *****  BASIC  *****

Sub Main
With ThisComponent.Sheets(0)
     if .getCellRangeByName("C4").string="" then
     .getCellRangeByName("C4").string="X"
     end if
     end with
End Sub
</script:module>
</file>

<file path=Basic/Standard/D2.xml><?xml version="1.0" encoding="utf-8"?>
<!DOCTYPE module  PUBLIC '-//OpenOffice.org//DTD OfficeDocument 1.0//EN'  'module.dtd'>
<script:module xmlns:script="http://openoffice.org/2000/script" script:name="D2" script:language="StarBasic" script:moduleType="normal">REM  *****  BASIC  *****

Sub Main
With ThisComponent.Sheets(0)
     if .getCellRangeByName("D2").string="" then 
     .getCellRangeByName("D2").string="X"
     end if
     end with
End Sub
</script:module>
</file>

<file path=Basic/Standard/D3.xml><?xml version="1.0" encoding="utf-8"?>
<!DOCTYPE module  PUBLIC '-//OpenOffice.org//DTD OfficeDocument 1.0//EN'  'module.dtd'>
<script:module xmlns:script="http://openoffice.org/2000/script" script:name="D3" script:language="StarBasic" script:moduleType="normal">REM  *****  BASIC  *****

Sub Main
With ThisComponent.Sheets(0)
     if .getCellRangeByName("D3").string="" then
     .getCellRangeByName("D3").string="X"
     end if
     end with
End Sub
</script:module>
</file>

<file path=Basic/Standard/D4.xml><?xml version="1.0" encoding="utf-8"?>
<!DOCTYPE module  PUBLIC '-//OpenOffice.org//DTD OfficeDocument 1.0//EN'  'module.dtd'>
<script:module xmlns:script="http://openoffice.org/2000/script" script:name="D4" script:language="StarBasic" script:moduleType="normal">REM  *****  BASIC  *****

Sub Main
With ThisComponent.Sheets(0)
     if .getCellRangeByName("D4").string="" then
     .getCellRangeByName("D4").string="X"
     end if
     end with
End Sub
</script:module>
</file>

<file path=Basic/Standard/E2.xml><?xml version="1.0" encoding="utf-8"?>
<!DOCTYPE module  PUBLIC '-//OpenOffice.org//DTD OfficeDocument 1.0//EN'  'module.dtd'>
<script:module xmlns:script="http://openoffice.org/2000/script" script:name="E2" script:language="StarBasic" script:moduleType="normal">REM  *****  BASIC  *****

Sub Main
With ThisComponent.Sheets(0)
     if .getCellRangeByName("E2").string="" then
     .getCellRangeByName("E2").string="X"
     end if
     end with
End Sub
</script:module>
</file>

<file path=Basic/Standard/E3.xml><?xml version="1.0" encoding="utf-8"?>
<!DOCTYPE module  PUBLIC '-//OpenOffice.org//DTD OfficeDocument 1.0//EN'  'module.dtd'>
<script:module xmlns:script="http://openoffice.org/2000/script" script:name="E3" script:language="StarBasic" script:moduleType="normal">REM  *****  BASIC  *****

Sub Main
With ThisComponent.Sheets(0)
     if .getCellRangeByName("E3").string="" then
     .getCellRangeByName("E3").string="X"
     end if
     end with
End Sub
</script:module>
</file>

<file path=Basic/Standard/E4.xml><?xml version="1.0" encoding="utf-8"?>
<!DOCTYPE module  PUBLIC '-//OpenOffice.org//DTD OfficeDocument 1.0//EN'  'module.dtd'>
<script:module xmlns:script="http://openoffice.org/2000/script" script:name="E4" script:language="StarBasic" script:moduleType="normal">REM  *****  BASIC  *****

Sub Main
With ThisComponent.Sheets(0)
     if .getCellRangeByName("E4").string="" then
     .getCellRangeByName("E4").string="X"
     end if
     end with
End Sub
</script:module>
</file>

<file path=Basic/Standard/IA.xml><?xml version="1.0" encoding="utf-8"?>
<!DOCTYPE module  PUBLIC '-//OpenOffice.org//DTD OfficeDocument 1.0//EN'  'module.dtd'>
<script:module xmlns:script="http://openoffice.org/2000/script" script:name="IA" script:language="StarBasic" script:moduleType="normal">REM  *****  BASIC  *****

Sub Main
With ThisComponent.Sheets(0)

DIM ORDINE
ORDINE= INT( Rnd() * (8))

 IF (.getCellRangeByName("E2").String="X" AND .getCellRangeByName("D3").String="X" and .getCellRangeByName("C4").String="X")OR(.getCellRangeByName("C2").String="X" AND .getCellRangeByName("D3").String="X" and .getCellRangeByName("E4").String="X")OR(.getCellRangeByName("C2").String="X" AND .getCellRangeByName("D2").String="X" and .getCellRangeByName("E2").String="X")OR(.getCellRangeByName("C3").String="X" AND .getCellRangeByName("D3").String="X" and .getCellRangeByName("E3").String="X")OR(.getCellRangeByName("C4").String="X" AND .getCellRangeByName("D4").String="X" and .getCellRangeByName("E4").String="X")OR(.getCellRangeByName("C2").String="X" AND .getCellRangeByName("C3").String="X" and .getCellRangeByName("C4").String="X")OR(.getCellRangeByName("D2").String="X" AND .getCellRangeByName("D3").String="X" and .getCellRangeByName("D4").String="X")OR(.getCellRangeByName("E2").String="X" AND .getCellRangeByName("E3").String="X" and .getCellRangeByName("E4").String="X") THEN
 MsgBox("Hai Vinto ! Se Vuoi Ricominciare Clicca Su NUOVA PARTITA .")
 .getCellRangeByName("G2").value = .getCellRangeByName("G2").value+1
 ELSE IF (.getCellRangeByName("E2").String="O" AND .getCellRangeByName("D3").String="O" and .getCellRangeByName("C4").String="O")OR(.getCellRangeByName("C2").String="O" AND .getCellRangeByName("D3").String="O" and .getCellRangeByName("E4").String="O")OR(.getCellRangeByName("C2").String="O" AND .getCellRangeByName("D2").String="O" and .getCellRangeByName("E2").String="O")OR(.getCellRangeByName("C3").String="O" AND .getCellRangeByName("D3").String="O" and .getCellRangeByName("E3").String="O")OR(.getCellRangeByName("C4").String="O" AND .getCellRangeByName("D4").String="O" and .getCellRangeByName("E4").String="O")OR(.getCellRangeByName("C2").String="O" AND .getCellRangeByName("C3").String="O" and .getCellRangeByName("C4").String="O")OR(.getCellRangeByName("D2").String="O" AND .getCellRangeByName("D3").String="O" and .getCellRangeByName("D4").String="O")OR(.getCellRangeByName("E2").String="O" AND .getCellRangeByName("E3").String="O" and .getCellRangeByName("E4").String="O") THEN
 MsgBox("Hai Perso ! Clicca Su NUOVA PARTITA .")
  .getCellRangeByName("I2").value = .getCellRangeByName("I2").value+1
 else if .getCellRangeByName("C2").String &lt;&gt; "" and .getCellRangeByName("C3").String&lt;&gt;"" and .getCellRangeByName("C4").String&lt;&gt;"" AND .getCellRangeByName("D2").String&lt;&gt;"" AND .getCellRangeByName("D3").String&lt;&gt;"" AND .getCellRangeByName("D4").String&lt;&gt;"" AND .getCellRangeByName("E2").String&lt;&gt;"" AND .getCellRangeByName("E3").String&lt;&gt;"" AND .getCellRangeByName("E4").String&lt;&gt;"" then
 MsgBox("Pareggio ! Se Vuoi Ricominciare Clicca Su NUOVA PARTITA .")
  .getCellRangeByName("H2").value = .getCellRangeByName("H2").value+1
 
ELSE If .getCellRangeByName("E2").String="O" AND .getCellRangeByName("D3").String="O" and .getCellRangeByName("C4").String="" THEN
.getCellRangeByName("C4").String="O"
ELSE If .getCellRangeByName("E2").String="O" AND .getCellRangeByName("D3").String="" and .getCellRangeByName("C4").String="O" THEN
.getCellRangeByName("D3").String="O"
ELSE If .getCellRangeByName("E2").String="" AND .getCellRangeByName("D3").String="O" and .getCellRangeByName("C4").String="O" THEN
.getCellRangeByName("E2").String="O"

ELSE IF .getCellRangeByName("C2").String="O" AND .getCellRangeByName("D3").String="O" and .getCellRangeByName("E4").String="" THEN
.getCellRangeByName("E4").String="O"
ELSE IF .getCellRangeByName("C2").String="O" AND .getCellRangeByName("D3").String="" and .getCellRangeByName("E4").String="O" THEN
.getCellRangeByName("D3").String="O"
ELSE IF .getCellRangeByName("C2").String="" AND .getCellRangeByName("D3").String="O" and .getCellRangeByName("E4").String="O" THEN
.getCellRangeByName("C2").String="O"


ELSE IF .getCellRangeByName("C2").String="O" AND .getCellRangeByName("D2").String="O" and .getCellRangeByName("E2").String="" THEN
.getCellRangeByName("E2").String="O"
ELSE IF .getCellRangeByName("C2").String="O" AND .getCellRangeByName("D2").String="" and .getCellRangeByName("E2").String="O" THEN
.getCellRangeByName("D2").String="O"
ELSE IF .getCellRangeByName("C2").String="" AND .getCellRangeByName("D2").String="O" and .getCellRangeByName("E2").String="O" THEN
.getCellRangeByName("C2").String="O"

ELSE IF .getCellRangeByName("C3").String="" AND .getCellRangeByName("D3").String="O" and .getCellRangeByName("E3").String="O" THEN
.getCellRangeByName("C3").String="O"
ELSE IF .getCellRangeByName("C3").String="O" AND .getCellRangeByName("D3").String="" and .getCellRangeByName("E3").String="O" THEN
.getCellRangeByName("D3").String="O"
ELSE IF .getCellRangeByName("C3").String="O" AND .getCellRangeByName("D3").String="O" and .getCellRangeByName("E3").String="" THEN
.getCellRangeByName("E3").String="O"

ELSE IF .getCellRangeByName("C4").String="" AND .getCellRangeByName("D4").String="O" and .getCellRangeByName("E4").String="O" THEN
.getCellRangeByName("C4").String="O"
ELSE IF .getCellRangeByName("C4").String="O" AND .getCellRangeByName("D4").String="" and .getCellRangeByName("E4").String="O" THEN
.getCellRangeByName("D4").String="O"
ELSE IF .getCellRangeByName("C4").String="O" AND .getCellRangeByName("D4").String="O" and .getCellRangeByName("E4").String="" THEN
.getCellRangeByName("E4").String="O"


ELSE IF .getCellRangeByName("C2").String="O" AND .getCellRangeByName("C3").String="O" and .getCellRangeByName("C4").String="" THEN
.getCellRangeByName("C4").String="O"
ELSE IF .getCellRangeByName("C2").String="O" AND .getCellRangeByName("C3").String="" and .getCellRangeByName("C4").String="O" THEN
.getCellRangeByName("C3").String="O"
ELSE IF .getCellRangeByName("C2").String="" AND .getCellRangeByName("C3").String="O" and .getCellRangeByName("C4").String="O" THEN
.getCellRangeByName("C2").String="O"

ELSE IF .getCellRangeByName("D2").String="" AND .getCellRangeByName("D3").String="O" and .getCellRangeByName("D4").String="O" THEN
.getCellRangeByName("D2").String="O"
ELSE IF .getCellRangeByName("D2").String="O" AND .getCellRangeByName("D3").String="" and .getCellRangeByName("D4").String="O" THEN
.getCellRangeByName("D3").String="O"
ELSE IF .getCellRangeByName("D2").String="O" AND .getCellRangeByName("D3").String="O" and .getCellRangeByName("D4").String="" THEN
.getCellRangeByName("D4").String="O"

ELSE IF .getCellRangeByName("E2").String="" AND .getCellRangeByName("E3").String="O" and .getCellRangeByName("E4").String="O" THEN
.getCellRangeByName("E2").String="O"
ELSE IF .getCellRangeByName("E2").String="O" AND .getCellRangeByName("E3").String="" and .getCellRangeByName("E4").String="O" THEN
.getCellRangeByName("E3").String="O"
ELSE IF .getCellRangeByName("E2").String="O" AND .getCellRangeByName("E3").String="O" and .getCellRangeByName("E4").String="" THEN
.getCellRangeByName("E4").String="O"

 
 
ELSE If .getCellRangeByName("E2").String="X" AND .getCellRangeByName("D3").String="X" and .getCellRangeByName("C4").String="" THEN
.getCellRangeByName("C4").String="O"
ELSE If .getCellRangeByName("E2").String="X" AND .getCellRangeByName("D3").String="" and .getCellRangeByName("C4").String="X" THEN
.getCellRangeByName("D3").String="O"
ELSE If .getCellRangeByName("E2").String="" AND .getCellRangeByName("D3").String="X" and .getCellRangeByName("C4").String="X" THEN
.getCellRangeByName("E2").String="O"

ELSE IF .getCellRangeByName("C2").String="X" AND .getCellRangeByName("D3").String="X" and .getCellRangeByName("E4").String="" THEN
.getCellRangeByName("E4").String="O"
ELSE IF .getCellRangeByName("C2").String="X" AND .getCellRangeByName("D3").String="" and .getCellRangeByName("E4").String="X" THEN
.getCellRangeByName("D3").String="O"
ELSE IF .getCellRangeByName("C2").String="" AND .getCellRangeByName("D3").String="X" and .getCellRangeByName("E4").String="X" THEN
.getCellRangeByName("C2").String="O"


ELSE IF .getCellRangeByName("C2").String="X" AND .getCellRangeByName("D2").String="X" and .getCellRangeByName("E2").String="" THEN
.getCellRangeByName("E2").String="O"
ELSE IF .getCellRangeByName("C2").String="X" AND .getCellRangeByName("D2").String="" and .getCellRangeByName("E2").String="X" THEN
.getCellRangeByName("D2").String="O"
ELSE IF .getCellRangeByName("C2").String="" AND .getCellRangeByName("D2").String="X" and .getCellRangeByName("E2").String="X" THEN
.getCellRangeByName("C2").String="O"

ELSE IF .getCellRangeByName("C3").String="" AND .getCellRangeByName("D3").String="X" and .getCellRangeByName("E3").String="X" THEN
.getCellRangeByName("C3").String="O"
ELSE IF .getCellRangeByName("C3").String="X" AND .getCellRangeByName("D3").String="" and .getCellRangeByName("E3").String="X" THEN
.getCellRangeByName("D3").String="O"
ELSE IF .getCellRangeByName("C3").String="X" AND .getCellRangeByName("D3").String="X" and .getCellRangeByName("E3").String="" THEN
.getCellRangeByName("E3").String="O"

ELSE IF .getCellRangeByName("C4").String="" AND .getCellRangeByName("D4").String="X" and .getCellRangeByName("E4").String="X" THEN
.getCellRangeByName("C4").String="O"
ELSE IF .getCellRangeByName("C4").String="X" AND .getCellRangeByName("D4").String="" and .getCellRangeByName("E4").String="X" THEN
.getCellRangeByName("D4").String="O"
ELSE IF .getCellRangeByName("C4").String="X" AND .getCellRangeByName("D4").String="X" and .getCellRangeByName("E4").String="" THEN
.getCellRangeByName("E4").String="O"


ELSE IF .getCellRangeByName("C2").String="X" AND .getCellRangeByName("C3").String="X" and .getCellRangeByName("C4").String="" THEN
.getCellRangeByName("C4").String="O"
ELSE IF .getCellRangeByName("C2").String="X" AND .getCellRangeByName("C3").String="" and .getCellRangeByName("C4").String="X" THEN
.getCellRangeByName("C3").String="O"
ELSE IF .getCellRangeByName("C2").String="" AND .getCellRangeByName("C3").String="X" and .getCellRangeByName("C4").String="X" THEN
.getCellRangeByName("C2").String="O"

ELSE IF .getCellRangeByName("D2").String="" AND .getCellRangeByName("D3").String="X" and .getCellRangeByName("D4").String="X" THEN
.getCellRangeByName("D2").String="O"
ELSE IF .getCellRangeByName("D2").String="X" AND .getCellRangeByName("D3").String="" and .getCellRangeByName("D4").String="X" THEN
.getCellRangeByName("D3").String="O"
ELSE IF .getCellRangeByName("D2").String="X" AND .getCellRangeByName("D3").String="X" and .getCellRangeByName("D4").String="" THEN
.getCellRangeByName("D4").String="O"

ELSE IF .getCellRangeByName("E2").String="" AND .getCellRangeByName("E3").String="X" and .getCellRangeByName("E4").String="X" THEN
.getCellRangeByName("E2").String="O"
ELSE IF .getCellRangeByName("E2").String="X" AND .getCellRangeByName("E3").String="" and .getCellRangeByName("E4").String="X" THEN
.getCellRangeByName("E3").String="O"
ELSE IF .getCellRangeByName("E2").String="X" AND .getCellRangeByName("E3").String="X" and .getCellRangeByName("E4").String="" THEN
.getCellRangeByName("E4").String="O"




ELSE IF .getCellRangeByName("C2").String="" AND ORDINE=0 THEN
.getCellRangeByName("C2").String="O"
ELSE IF .getCellRangeByName("C3").String="" AND ORDINE=0 THEN
.getCellRangeByName("C3").String="O"
ELSE IF .getCellRangeByName("C4").String="" AND ORDINE=0 THEN
.getCellRangeByName("C4").String="O"
ELSE IF .getCellRangeByName("D2").String="" AND ORDINE=0 THEN
.getCellRangeByName("D2").String="O"
ELSE IF .getCellRangeByName("D3").String="" AND ORDINE=0 THEN
.getCellRangeByName("D3").String="O"
ELSE IF .getCellRangeByName("D4").String="" AND ORDINE=0 THEN
.getCellRangeByName("D4").String="O"
ELSE IF .getCellRangeByName("E2").String="" AND ORDINE=0 THEN
.getCellRangeByName("E2").String="O"
ELSE IF .getCellRangeByName("E3").String="" AND ORDINE=0 THEN
.getCellRangeByName("E3").String="O"
ELSE IF .getCellRangeByName("E4").String="" AND ORDINE=0 THEN
.getCellRangeByName("E4").String="O"

ELSE IF .getCellRangeByName("E4").String="" AND ORDINE=1 THEN
.getCellRangeByName("E4").String="O"
ELSE IF .getCellRangeByName("E3").String="" AND ORDINE=1 THEN
.getCellRangeByName("E3").String="O"
ELSE IF .getCellRangeByName("E2").String="" AND ORDINE=1  THEN
.getCellRangeByName("E2").String="O"
ELSE IF .getCellRangeByName("D4").String="" AND ORDINE=1 THEN
.getCellRangeByName("D4").String="O"
ELSE IF .getCellRangeByName("D3").String="" AND ORDINE=1 THEN
.getCellRangeByName("D3").String="O"
ELSE IF .getCellRangeByName("D2").String="" AND ORDINE=1 THEN
.getCellRangeByName("D2").String="O"
ELSE IF .getCellRangeByName("C4").String="" AND ORDINE=1 THEN
.getCellRangeByName("C4").String="O"
ELSE IF .getCellRangeByName("C3").String="" AND ORDINE=1 THEN
.getCellRangeByName("C3").String="O"
ELSE IF .getCellRangeByName("C2").String="" AND ORDINE=1 THEN
.getCellRangeByName("C2").String="O"

ELSE IF .getCellRangeByName("D3").String="" AND ORDINE=2 THEN
.getCellRangeByName("D3").String="O"
ELSE IF .getCellRangeByName("D4").String="" AND ORDINE=2 THEN
.getCellRangeByName("D4").String="O"
ELSE IF .getCellRangeByName("E2").String="" AND ORDINE=2  THEN
.getCellRangeByName("E2").String="O"
ELSE IF .getCellRangeByName("C3").String="" AND ORDINE=2 THEN
.getCellRangeByName("C3").String="O"
ELSE IF .getCellRangeByName("D2").String="" AND ORDINE=2 THEN
.getCellRangeByName("D2").String="O"
ELSE IF .getCellRangeByName("D2").String="" AND ORDINE=2 THEN
.getCellRangeByName("D2").String="O"
ELSE IF .getCellRangeByName("C2").String="" AND ORDINE=2 THEN
.getCellRangeByName("C2").String="O"
ELSE IF .getCellRangeByName("C4").String="" AND ORDINE=2 THEN
.getCellRangeByName("C4").String="O"
ELSE IF .getCellRangeByName("C2").String="" AND ORDINE=2 THEN
.getCellRangeByName("C2").String="O"

ELSE IF .getCellRangeByName("E2").String="" AND ORDINE=3 THEN
.getCellRangeByName("E2").String="O"
ELSE IF .getCellRangeByName("E3").String="" AND ORDINE=3 THEN
.getCellRangeByName("E3").String="O"
ELSE IF .getCellRangeByName("E4").String="" AND ORDINE=3  THEN
.getCellRangeByName("E4").String="O"
ELSE IF .getCellRangeByName("D2").String="" AND ORDINE=3 THEN
.getCellRangeByName("D2").String="O"
ELSE IF .getCellRangeByName("D3").String="" AND ORDINE=3 THEN
.getCellRangeByName("D3").String="O"
ELSE IF .getCellRangeByName("D4").String="" AND ORDINE=3 THEN
.getCellRangeByName("D4").String="O"
ELSE IF .getCellRangeByName("C2").String="" AND ORDINE=3 THEN
.getCellRangeByName("C2").String="O"
ELSE IF .getCellRangeByName("C3").String="" AND ORDINE=3 THEN
.getCellRangeByName("C3").String="O"
ELSE IF .getCellRangeByName("C4").String="" AND ORDINE=3 THEN
.getCellRangeByName("C4").String="O"

ELSE IF .getCellRangeByName("C4").String="" AND ORDINE=4 THEN
.getCellRangeByName("C4").String="O"
ELSE IF .getCellRangeByName("C3").String="" AND ORDINE=4 THEN
.getCellRangeByName("C3").String="O"
ELSE IF .getCellRangeByName("C2").String="" AND ORDINE=4  THEN
.getCellRangeByName("C2").String="O"
ELSE IF .getCellRangeByName("D4").String="" AND ORDINE=4 THEN
.getCellRangeByName("D4").String="O"
ELSE IF .getCellRangeByName("D3").String="" AND ORDINE=4 THEN
.getCellRangeByName("D3").String="O"
ELSE IF .getCellRangeByName("D2").String="" AND ORDINE=4 THEN
.getCellRangeByName("D2").String="O"
ELSE IF .getCellRangeByName("E4").String="" AND ORDINE=4 THEN
.getCellRangeByName("E4").String="O"
ELSE IF .getCellRangeByName("E3").String="" AND ORDINE=4 THEN
.getCellRangeByName("E3").String="O"
ELSE IF .getCellRangeByName("E2").String="" AND ORDINE=4 THEN
.getCellRangeByName("E2").String="O"

ELSE IF .getCellRangeByName("D2").String="" AND ORDINE=5 THEN
.getCellRangeByName("D2").String="O"
ELSE IF .getCellRangeByName("D3").String="" AND ORDINE=5 THEN
.getCellRangeByName("D3").String="O"
ELSE IF .getCellRangeByName("D4").String="" AND ORDINE=5  THEN
.getCellRangeByName("D4").String="O"
ELSE IF .getCellRangeByName("C2").String="" AND ORDINE=5 THEN
.getCellRangeByName("C2").String="O"
ELSE IF .getCellRangeByName("C3").String="" AND ORDINE=5 THEN
.getCellRangeByName("C3").String="O"
ELSE IF .getCellRangeByName("C4").String="" AND ORDINE=5 THEN
.getCellRangeByName("C4").String="O"
ELSE IF .getCellRangeByName("E2").String="" AND ORDINE=5 THEN
.getCellRangeByName("E2").String="O"
ELSE IF .getCellRangeByName("E3").String="" AND ORDINE=5 THEN
.getCellRangeByName("E3").String="O"
ELSE IF .getCellRangeByName("E4").String="" AND ORDINE=5 THEN
.getCellRangeByName("E4").String="O"

ELSE IF .getCellRangeByName("C3").String="" AND ORDINE=6 THEN
.getCellRangeByName("C3").String="O"
ELSE IF .getCellRangeByName("C2").String="" AND ORDINE=6 THEN
.getCellRangeByName("C2").String="O"
ELSE IF .getCellRangeByName("C4").String="" AND ORDINE=6  THEN
.getCellRangeByName("C4").String="O"
ELSE IF .getCellRangeByName("D2").String="" AND ORDINE=6 THEN
.getCellRangeByName("D2").String="O"
ELSE IF .getCellRangeByName("D3").String="" AND ORDINE=6 THEN
.getCellRangeByName("D3").String="O"
ELSE IF .getCellRangeByName("D4").String="" AND ORDINE=6 THEN
.getCellRangeByName("C4").String="O"
ELSE IF .getCellRangeByName("E2").String="" AND ORDINE=6 THEN
.getCellRangeByName("E2").String="O"
ELSE IF .getCellRangeByName("E3").String="" AND ORDINE=6 THEN
.getCellRangeByName("E3").String="O"
ELSE IF .getCellRangeByName("E4").String="" AND ORDINE=6 THEN
.getCellRangeByName("E4").String="O"

ELSE IF .getCellRangeByName("E3").String="" AND ORDINE=7 THEN
.getCellRangeByName("E3").String="O"
ELSE IF .getCellRangeByName("E2").String="" AND ORDINE=7 THEN
.getCellRangeByName("E2").String="O"
ELSE IF .getCellRangeByName("E4").String="" AND ORDINE=7  THEN
.getCellRangeByName("E4").String="O"
ELSE IF .getCellRangeByName("C2").String="" AND ORDINE=7 THEN
.getCellRangeByName("C2").String="O"
ELSE IF .getCellRangeByName("C3").String="" AND ORDINE=7 THEN
.getCellRangeByName("C3").String="O"
ELSE IF .getCellRangeByName("C4").STring="" AND ORDINE=7 THEN
.getCellRangeByName("C4").String="O"
ELSE IF .getCellRangeByName("D2").String="" AND ORDINE=7 THEN
.getCellRangeByName("D2").String="O"
ELSE IF .getCellRangeByName("D3").String="" AND ORDINE=7 THEN
.getCellRangeByName("D3").String="O"
ELSE IF .getCellRangeByName("D4").String="" AND ORDINE=7 THEN
.getCellRangeByName("D4").String="O"

ELSE IF .getCellRangeByName("D4").String="" AND ORDINE=8 THEN
.getCellRangeByName("D4").String="O"
ELSE IF .getCellRangeByName("D3").String="" AND ORDINE=8 THEN
.getCellRangeByName("D3").String="O"
ELSE IF .getCellRangeByName("D2").String="" AND ORDINE=8  THEN
.getCellRangeByName("D2").String="O"
ELSE IF .getCellRangeByName("C2").String="" AND ORDINE=8 THEN
.getCellRangeByName("C2").String="O"
ELSE IF .getCellRangeByName("C3").String="" AND ORDINE=8 THEN
.getCellRangeByName("C3").String="O"
ELSE IF .getCellRangeByName("C4").String="" AND ORDINE=8 THEN
.getCellRangeByName("C4").String="O"
ELSE IF .getCellRangeByName("E2").String="" AND ORDINE=8 THEN
.getCellRangeByName("E2").String="O"
ELSE IF .getCellRangeByName("E3").String="" AND ORDINE=8 THEN
.getCellRangeByName("E3").String="O"
ELSE IF .getCellRangeByName("E4").String="" AND ORDINE=8 THEN
.getCellRangeByName("E4").String="O"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if
end with
End Sub
</script:module>
</file>

<file path=Basic/Standard/NUOVA_Partita.xml><?xml version="1.0" encoding="utf-8"?>
<!DOCTYPE module  PUBLIC '-//OpenOffice.org//DTD OfficeDocument 1.0//EN'  'module.dtd'>
<script:module xmlns:script="http://openoffice.org/2000/script" script:name="NUOVA_Partita" script:language="StarBasic" script:moduleType="normal">REM  *****  BASIC  *****

Sub Main
With ThisComponent.Sheets(0)
IF .getCellRangeByName("C2").String ="" OR .getCellRangeByName("C3").String ="" OR .getCellRangeByName("C4").String ="" OR  .getCellRangeByName("D2").String ="" OR  .getCellRangeByName("D3").String ="" OR  .getCellRangeByName("D4").String ="" OR .getCellRangeByName("E2").String ="" OR .getCellRangeByName("E3").String ="" OR .getCellRangeByName("E4").String ="" THEN 
dim messaggio
messaggio= MSGBOX("Vuoi iniziare una nuova partita ?", MB_OKCANCEL , "Partita")
 if messaggio=1 then
  .getCellRangeByName("C2").String =""
  .getCellRangeByName("C3").String =""
  .getCellRangeByName("C4").String =""
  .getCellRangeByName("D2").String =""
  .getCellRangeByName("D3").String =""
  .getCellRangeByName("D4").String =""
  .getCellRangeByName("E2").String =""
  .getCellRangeByName("E3").String =""
  .getCellRangeByName("E4").String =""
 else if messaggio=2 then
  stop
 end if
 end if
ELSE 
.getCellRangeByName("C2").String =""
  .getCellRangeByName("C3").String =""
   .getCellRangeByName("C4").String =""
   .getCellRangeByName("D2").String =""
   .getCellRangeByName("D3").String =""
   .getCellRangeByName("D4").String =""
   .getCellRangeByName("E2").String =""
   .getCellRangeByName("E3").String =""
   .getCellRangeByName("E4").String =""
   END IF
end with
End Sub
</script:module>
</file>

<file path=Basic/Standard/Tuorial.xml><?xml version="1.0" encoding="utf-8"?>
<!DOCTYPE module  PUBLIC '-//OpenOffice.org//DTD OfficeDocument 1.0//EN'  'module.dtd'>
<script:module xmlns:script="http://openoffice.org/2000/script" script:name="Tuorial" script:language="StarBasic" script:moduleType="normal">REM  *****  BASIC  *****

Sub Main
msgbox("Benvenuto!"&amp; CHR$(13) &amp; "Questo è un breve tutorial sul gioco offline Tris:"&amp; CHR$(13) &amp;"Questa è una partita tra te e un bot, ognuno coi rispettivi tasti, tu i nove collegati alle caselle e il bot che devi azionare ad ogni turno col tasto 'GO!'"&amp; CHR$(13) &amp;"Il tasto NUOVA PARTITA ti permette in qualsiasi momento di ricominciare, mentre in altro a destra c'è un semplice contatore dei punteggi."&amp; CHR$(13) &amp;"Buon Game!",,"Tutorial_Gioco_Tri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2"/>
  <library:element library:name="C3"/>
  <library:element library:name="C4"/>
  <library:element library:name="D2"/>
  <library:element library:name="D3"/>
  <library:element library:name="D4"/>
  <library:element library:name="E2"/>
  <library:element library:name="E3"/>
  <library:element library:name="E4"/>
  <library:element library:name="IA"/>
  <library:element library:name="NUOVA_Partita"/>
  <library:element library:name="Azzera"/>
  <library:element library:name="Tuoria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